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6564" officeooo:paragraph-rsid="00066564"/>
    </style:style>
    <style:style style:name="P2" style:family="paragraph" style:parent-style-name="Standard">
      <style:text-properties officeooo:paragraph-rsid="00066564"/>
    </style:style>
    <style:style style:name="P3" style:family="paragraph" style:parent-style-name="Standard">
      <style:text-properties officeooo:rsid="000934f9" officeooo:paragraph-rsid="000934f9"/>
    </style:style>
    <style:style style:name="P4" style:family="paragraph" style:parent-style-name="Standard">
      <style:text-properties officeooo:rsid="000a7b86" officeooo:paragraph-rsid="000a7b86"/>
    </style:style>
    <style:style style:name="P5" style:family="paragraph" style:parent-style-name="Standard">
      <style:text-properties officeooo:paragraph-rsid="000934f9"/>
    </style:style>
    <style:style style:name="P6" style:family="paragraph" style:parent-style-name="Standard">
      <style:text-properties officeooo:paragraph-rsid="000a7b86"/>
    </style:style>
    <style:style style:name="T1" style:family="text">
      <style:text-properties officeooo:rsid="00066564"/>
    </style:style>
    <style:style style:name="T2" style:family="text">
      <style:text-properties officeooo:rsid="00074ce0"/>
    </style:style>
    <style:style style:name="T3" style:family="text">
      <style:text-properties officeooo:rsid="000934f9"/>
    </style:style>
    <style:style style:name="T4" style:family="text">
      <style:text-properties officeooo:rsid="000a7b86"/>
    </style:style>
    <style:style style:name="T5" style:family="text">
      <style:text-properties officeooo:rsid="000c2f9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1. </text:span><text:span text:style-name="T4">What</text:span><text:span text:style-name="T1"> was the most challenging aspect of the coursework task?</text:span></text:p>
      <text:p text:style-name="P1">The most challenging aspect of the coursework was to calculate the year to target in challenging part of the coursework. Did not understand what to really calculate and the coursework b<text:span text:style-name="T2">rief did not help at all. Started by using while loop to loop over the formula and to increment a total by one, for as long as the total was smaller or equal to the target year, did not work! Rearranged the formula </text:span><text:span text:style-name="T3">to make the t(years) the subject and used the log functions of the maths module did not help either. Not sure the current function is doing but its doing the wrong thing. </text:span></text:p>
      <text:p text:style-name="P1"/>
      <text:p text:style-name="P5"><text:span text:style-name="T3">2. </text:span><text:span text:style-name="T4">How</text:span><text:span text:style-name="T3"> <text:s/>did you go about completing this task?</text:span></text:p>
      <text:p text:style-name="P3">Downloaded python 3.8 and Sublime Text 3. <text:span text:style-name="T4">Went to Canvas got the compound_interest.py and Coding_challenge_1.pdf., then start filling the gaps in compound_interest.py to make the program work. </text:span></text:p>
      <text:p text:style-name="P3"/>
      <text:p text:style-name="P4">3. What have you learned over the course of completing this coursework task?</text:p>
      <text:p text:style-name="P6"><text:span text:style-name="T4">While completing this coursework I have learned </text:span><text:span text:style-name="T5">the importance of</text:span><text:span text:style-name="T4"> namespacing in python, local and global variable. How to properly document your functions and your program. How to work with python maths module. How to use if/elif/else to control the flow of a function/program. </text:span><text:span text:style-name="T5">How to created a function in Pytho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5T01:16:52.235722198</meta:creation-date>
    <dc:date>2020-10-25T01:04:29.824489894</dc:date>
    <meta:editing-duration>PT54M42S</meta:editing-duration>
    <meta:editing-cycles>1</meta:editing-cycles>
    <meta:document-statistic meta:table-count="0" meta:image-count="0" meta:object-count="0" meta:page-count="1" meta:paragraph-count="6" meta:word-count="216" meta:character-count="1264" meta:non-whitespace-character-count="1051"/>
    <meta:generator>LibreOffice/6.4.6.2$Linux_X86_64 LibreOffice_project/40$Build-2</meta:generator>
  </office:meta>
</office:document-meta>
</file>